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477c1"/>
    </style:style>
    <style:style style:name="P4" style:family="paragraph" style:parent-style-name="Text_20_body">
      <style:paragraph-properties fo:text-align="justify" style:justify-single-word="false"/>
      <style:text-properties officeooo:paragraph-rsid="00105900"/>
    </style:style>
    <style:style style:name="P5" style:family="paragraph" style:parent-style-name="Text_20_body">
      <style:paragraph-properties fo:text-align="justify" style:justify-single-word="false"/>
      <style:text-properties officeooo:paragraph-rsid="0013d89d"/>
    </style:style>
    <style:style style:name="P6" style:family="paragraph" style:parent-style-name="Text_20_body">
      <style:paragraph-properties fo:text-align="justify" style:justify-single-word="false"/>
      <style:text-properties officeooo:paragraph-rsid="001549a8"/>
    </style:style>
    <style:style style:name="P7" style:family="paragraph" style:parent-style-name="Text_20_body">
      <style:text-properties officeooo:paragraph-rsid="0013d89d"/>
    </style:style>
    <style:style style:name="P8" style:family="paragraph" style:parent-style-name="Subtitle">
      <style:text-properties fo:font-size="16pt" style:font-size-asian="16pt" style:font-size-complex="16pt"/>
    </style:style>
    <style:style style:name="P9" style:family="paragraph" style:parent-style-name="Text_20_body">
      <style:paragraph-properties fo:text-align="justify" style:justify-single-word="false"/>
      <style:text-properties officeooo:paragraph-rsid="00190979"/>
    </style:style>
    <style:style style:name="P10" style:family="paragraph" style:parent-style-name="Text_20_body">
      <style:paragraph-properties fo:text-align="justify" style:justify-single-word="false"/>
      <style:text-properties officeooo:paragraph-rsid="0016265c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text-properties officeooo:rsid="000477c1" officeooo:paragraph-rsid="000477c1"/>
    </style:style>
    <style:style style:name="P13" style:family="paragraph" style:parent-style-name="Heading_20_1">
      <style:text-properties officeooo:rsid="000630d7" officeooo:paragraph-rsid="000630d7"/>
    </style:style>
    <style:style style:name="P14" style:family="paragraph" style:parent-style-name="Heading_20_1">
      <style:text-properties officeooo:rsid="00105900" officeooo:paragraph-rsid="00105900"/>
    </style:style>
    <style:style style:name="P15" style:family="paragraph" style:parent-style-name="Heading_20_1">
      <style:text-properties officeooo:rsid="0016265c" officeooo:paragraph-rsid="0016265c"/>
    </style:style>
    <style:style style:name="P16" style:family="paragraph" style:parent-style-name="Heading_20_1">
      <style:paragraph-properties fo:break-before="page"/>
      <style:text-properties officeooo:rsid="000477c1" officeooo:paragraph-rsid="000477c1"/>
    </style:style>
    <style:style style:name="P17" style:family="paragraph" style:parent-style-name="Heading_20_2">
      <style:text-properties officeooo:rsid="0013d89d" officeooo:paragraph-rsid="0013d89d"/>
    </style:style>
    <style:style style:name="P18" style:family="paragraph" style:parent-style-name="Heading_20_2">
      <style:text-properties officeooo:rsid="001549a8" officeooo:paragraph-rsid="001549a8"/>
    </style:style>
    <style:style style:name="P19" style:family="paragraph" style:parent-style-name="Heading_20_2">
      <style:text-properties officeooo:rsid="00190979" officeooo:paragraph-rsid="00190979"/>
    </style:style>
    <style:style style:name="T1" style:family="text">
      <style:text-properties officeooo:rsid="00044fcb"/>
    </style:style>
    <style:style style:name="T2" style:family="text">
      <style:text-properties officeooo:rsid="000477c1"/>
    </style:style>
    <style:style style:name="T3" style:family="text">
      <style:text-properties fo:font-style="italic" officeooo:rsid="000477c1" style:font-style-asian="italic" style:font-style-complex="italic"/>
    </style:style>
    <style:style style:name="T4" style:family="text">
      <style:text-properties fo:font-style="italic" officeooo:rsid="0018940f" style:font-style-asian="italic" style:font-style-complex="italic"/>
    </style:style>
    <style:style style:name="T5" style:family="text">
      <style:text-properties fo:font-style="normal" officeooo:rsid="000477c1" style:font-style-asian="normal" style:font-style-complex="normal"/>
    </style:style>
    <style:style style:name="T6" style:family="text">
      <style:text-properties fo:font-style="normal" officeooo:rsid="0018940f" style:font-style-asian="normal" style:font-style-complex="normal"/>
    </style:style>
    <style:style style:name="T7" style:family="text">
      <style:text-properties officeooo:rsid="0013d89d"/>
    </style:style>
    <style:style style:name="T8" style:family="text">
      <style:text-properties officeooo:rsid="0016265c"/>
    </style:style>
    <style:style style:name="T9" style:family="text">
      <style:text-properties officeooo:rsid="0016c8ec"/>
    </style:style>
    <style:style style:name="T10" style:family="text">
      <style:text-properties officeooo:rsid="0019b2e5"/>
    </style:style>
    <style:style style:name="T11" style:family="text">
      <style:text-properties officeooo:rsid="001b3e65"/>
    </style:style>
    <style:style style:name="T12" style:family="text">
      <style:text-properties officeooo:rsid="001c7878"/>
    </style:style>
    <style:style style:name="T13" style:family="text">
      <style:text-properties officeooo:rsid="001ef8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>ID2209 – Distributed Artificial Intelligence and Intelligent Agents</text:p>
      <text:p text:style-name="P1"/>
      <text:p text:style-name="Title"/>
      <text:p text:style-name="Title">Assignment <text:span text:style-name="T9">2</text:span> – <text:span text:style-name="T1">GAMA and Agents</text:span></text:p>
      <text:p text:style-name="P1"/>
      <text:h text:style-name="P11" text:outline-level="1"/>
      <text:h text:style-name="P11" text:outline-level="1">Group 38</text:h>
      <text:p text:style-name="P2">Mert Alp Taytak</text:p>
      <text:p text:style-name="P2"><text:span text:style-name="T9">20</text:span> November 2019</text:p>
      <text:h text:style-name="P16" text:outline-level="1">Introduction</text:h>
      <text:p text:style-name="P3"><text:tab/><text:span text:style-name="T2">In this assignment, we were tasked with simulating agents performing a Dutch. We were given the option to build up on last assignment’s model or create a new one. I decided to create a new model for simplification. After the additions other features would only add noise.</text:span></text:p>
      <text:p text:style-name="P3"><text:tab/><text:span text:style-name="T2">There were challenges to improve upon and increase the detail level of the simulation. Such as adding multiple auctions, different settings or self-imposed creativity challenges.</text:span></text:p>
      <text:h text:style-name="P12" text:outline-level="1">How to Run</text:h>
      <text:p text:style-name="P3"><text:tab/><text:span text:style-name="T2">Extract the folder </text:span><text:span text:style-name="T3">Assignment-</text:span><text:span text:style-name="T4">2</text:span><text:span text:style-name="T5"> from the .zip file and import as a project to GAMA 1.8 version built for Linux. There is a model file </text:span><text:span text:style-name="T6">AuctionHouse</text:span><text:span text:style-name="T3">.gaml</text:span><text:span text:style-name="T5"> that contains a single experiment which can be run to observe the simulation </text:span><text:span text:style-name="T6">through the console</text:span><text:span text:style-name="T5">.</text:span></text:p>
      <text:h text:style-name="P13" text:outline-level="1">Species</text:h>
      <text:h text:style-name="P19" text:outline-level="2">Initiator</text:h>
      <text:p text:style-name="P9"><text:tab/><text:span text:style-name="T10">Initiator agents initiate and regulate auctions. They converse with the participants and get their decision on the current price. When a buy decision is made, initiator sends the signal to pause the simulation. Initiators also have current price, minimum price and price decrement size variables. These are used to perform a Dutch auction.</text:span></text:p>
      <text:h text:style-name="P19" text:outline-level="2">Participant</text:h>
      <text:p text:style-name="P9"><text:tab/><text:span text:style-name="T11">Participant agents consider and decide on the offers from the initiator. Each participant has a preferred price, where if an offer below their preferred price is made then they always decide to buy. In order to keep the simulation more dynamic I added randomized decisions where participants can decide to buy where the price is above their preferred price. However, this randomization is made in a way so that closer to a participant’s preferred price, more likely it is to decide to buy.</text:span></text:p>
      <text:h text:style-name="P14" text:outline-level="1">Results</text:h>
      <text:p text:style-name="P4"><text:tab/><text:span text:style-name="T13">The results are not very interesting. Initiator lowers the prices repeatedly until a participant decides to buy.</text:span></text:p>
      <text:h text:style-name="P17" text:outline-level="2">Challenge 1</text:h>
      <text:p text:style-name="P5"><text:tab/><text:span text:style-name="T7">I did not attempt this challenge.</text:span></text:p>
      <text:h text:style-name="P17" text:outline-level="2">Challenge 2</text:h>
      <text:p text:style-name="P7"><text:tab/><text:span text:style-name="T7">I did not attempt this challenge.</text:span></text:p>
      <text:h text:style-name="P18" text:outline-level="2"><text:soft-page-break/>Creative Implementation</text:h>
      <text:p text:style-name="P6"><text:tab/><text:span text:style-name="T12">I implemented dynamic participant decisions through preferred prices and randomization that gives weight to prices closer to the preferred price of participants.</text:span></text:p>
      <text:h text:style-name="P15" text:outline-level="1">Conclusion</text:h>
      <text:p text:style-name="P10"><text:tab/><text:span text:style-name="T8">Overall, it was a good introduction to FIPA. I tried to follow the example given in the assignment slides and although the base level logic works, exceptions occur during executions. Then it <text:s/>results in the piece of code to pause the simulation not running. It is a bug I am hoping to solve in the fu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23:24:19.379783107</meta:creation-date>
    <meta:generator>LibreOffice/6.2.8.2$Linux_X86_64 LibreOffice_project/20$Build-2</meta:generator>
    <dc:date>2019-11-20T23:52:19.112444936</dc:date>
    <meta:editing-duration>PT50M21S</meta:editing-duration>
    <meta:editing-cycles>37</meta:editing-cycles>
    <meta:document-statistic meta:table-count="0" meta:image-count="0" meta:object-count="0" meta:page-count="3" meta:paragraph-count="25" meta:word-count="392" meta:character-count="2427" meta:non-whitespace-character-count="2047"/>
  </office:meta>
</office:document-meta>
</file>